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fo:line-height="150%"/>
      <style:text-properties style:font-name="Times" fo:font-size="12.0pt"/>
    </style:style>
    <style:style style:name="P3" style:family="paragraph" style:parent-style-name="Standard">
      <style:paragraph-properties fo:line-height="150%"/>
      <style:text-properties style:font-name="Times" fo:font-size="12.0pt"/>
    </style:style>
    <style:style style:name="P4" style:family="paragraph" style:parent-style-name="Standard">
      <style:paragraph-properties fo:margin-left="0.3750in" fo:text-indent="-0.3750in" fo:line-height="150%"/>
      <style:text-properties style:font-name="Times" fo:font-size="12.0pt"/>
    </style:style>
    <style:style style:name="P5" style:family="paragraph" style:parent-style-name="Standard">
      <style:paragraph-properties fo:margin-bottom="0.0972in" fo:line-height="150%"/>
      <style:text-properties style:font-name="Times" fo:font-size="12.0pt"/>
    </style:style>
    <style:style style:name="P6" style:family="paragraph" style:parent-style-name="Standard">
      <style:paragraph-properties fo:line-height="15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letter-spacing="0.0000in"/>
    </style:style>
    <style:style style:name="TableColumn1" style:family="table-column">
      <style:table-column-properties style:column-width="3.4625in" style:rel-column-width="32767*"/>
    </style:style>
  </office:automatic-styles>
  <office:body>
    <office:text>
      <text:p text:style-name="P1">Xanthe Kraft and Patrick Xu</text:p>
      <text:p text:style-name="P1">Fancy Application Final Report</text:p>
      <text:p text:style-name="P1"/>
      <text:p text:style-name="P2">The Line Wait Time Estimator</text:p>
      <text:p text:style-name="P3"><text:span text:style-name="T1">Overview</text:span></text:p>
      <text:p text:style-name="P3"><text:span text:style-name="T1"><text:tab/></text:span>Inspired by the HOP Courtyard Café’s tremendously long lines during the school year, we constructed a basic Line Wait Time device to estimate the wait time of a line as a function of its length, and a website to update and display the data. </text:p>
      <text:p text:style-name="P3"/>
      <text:p text:style-name="P3"><text:span text:style-name="T1">Components</text:span></text:p>
      <text:p text:style-name="P4"><text:span text:style-name="T2">Client</text:span>: The client code interfaces with the HC-SR04 ultrasonic distance sensor, reads in data and sends it to the server. It takes the server response and prints it out. </text:p>
      <text:p text:style-name="P4"><text:span text:style-name="T2">Server</text:span>: The server code takes in the client message and and coverts it to a floating point number. Then, it communicates with both the client and the Parse back end. First, it sends the distance value back to the client with a maximum of two decimals and the unit of length (e.g. 23.90 cm). It also creates a custom Parse object and sets its distance value equal to the one it just received from the client. It saves a new Parse object to the database for each client message. </text:p>
      <text:p text:style-name="P4"><text:span text:style-name="T2">Web Client</text:span>: Using JavaScript, the Wait Time Estimator website queries the database for the custom Parse objects. It currently takes in the 10 most recent objects (which translates into the past 30 seconds of data) and displays the floating point values as a list. The interface of the website is written in HTML and utilizes the Bootstrap CSS library. The basic skeleton of the website is complete but continued improvements on the UI will be made. The web client is still incomplete.</text:p>
      <text:p text:style-name="P4"/>
      <text:p text:style-name="P5"><text:span text:style-name="T1">Testing</text:span></text:p>
      <text:p text:style-name="P5">We've contacted KAF management and received approval to conduct testing at Baker-Berry’s KAF. On 8/5 we set up the sensor in KAF, and determined the limits of the sensor. Further testing was done in the DEN, in a control empty room. </text:p>
      <text:p text:style-name="P5"/>
      <text:p text:style-name="P5"><text:span text:style-name="T1">Obstacles</text:span></text:p>
      <text:p text:style-name="P6"><text:tab/>The <text:span text:style-name="T3">HC-SR04 Ultrasonic Range Sensor, while boasting an accuracy up to 5 meters, only worked reliably up to 2 feet. Problems include a noisy surrounding, which sometimes interfered with the reflection of sound waves, and irregular surfaces, which produced abnormal reflections. For these reasons, we were only able to get it the distance sensor working with a large whiteboard.</text:span></text:p>
      <text:p text:style-name="P3"/>
      <text:p text:style-name="P3"><text:span text:style-name="T1">Changes In Direction</text:span></text:p>
      <text:p text:style-name="P3"><text:tab/>Our wait time calculation may rely on the past 30 seconds (10 distance measurement readings, taken every 3 seconds), but depending on how it is implemented, we may have to change this method. 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p>
      <text:p text:style-name="P3"/>
      <text:p text:style-name="P3"><text:span text:style-name="T1">Acknowledgements</text:span></text:p>
      <text:p text:style-name="P3"><text:tab/>We would like to thank Sean Smith, Bill Nisen, and all the COSC 69.07 TAs and other staff of 15X for providing the Raspberry Pi, helping in wait time estimation from line length, and other assistance.</text:p>
      <text:p text:style-name="P3"/>
      <text:p text:style-name="P3"><text:span text:style-name="T1">References</text:span></text:p>
      <text:p text:style-name="P3"><text:tab/>Functionality of <text:s/>Wait Time Estimator influenced by “LineKing” (http://www.cse.buffalo.edu/~demirbas/publications/lineking.pdf), COSC 69.07 lectures, and Sensor information: http://www.modmypi.com/blog/hc-sr04-ultrasonic-range-sensor-on-the-raspberry-pi</text:p>
      <text:p text:style-name="P3"><text:s/></text:p>
      <text:p text:style-name="P3"><text:tab/>Website code learned from Codecademy, adapted from practice website “Airbnb” (https://www.codecademy.com/)</text:p>
      <text:p text:style-name="P3"/>
      <text:p text:style-name="P3"><text:tab/>Source images are as follows: Novack: http://dartmouth.edu/sites/default/files/styles/header_image/public/2008-0009038275.jpg?itok=WzketlBb, HOP: http://www.hotelcoolidge.com/wp-content/uploads/2014/10/HOP-outdoor-image-sm.jpg, KAF: http://www.dartreview.com/wp-content/uploads/2012/02/sq-let-them-eat-kaf.jpg, ’53 Commons: http://brunercott.com/BC_portfolio/1.BC_academic/1.BC_campus_ctrs_dining/02.Dartmouth_Commons/2_Dartmouth_opt.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